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algun Gothic" svg:font-family="Malgun Gothic" style:font-family-generic="swiss" style:font-pitch="variable" svg:panose-1="2 11 5 3 2 0 0 2 0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8pt" style:font-size-asian="18pt"/>
    </style:style>
    <style:style style:name="P2" style:parent-style-name="Standard" style:family="paragraph">
      <style:paragraph-properties fo:text-align="center"/>
    </style:style>
    <style:style style:name="T3" style:parent-style-name="DefaultParagraphFont" style:family="text">
      <style:text-properties fo:font-size="18pt" style:font-size-asian="18pt"/>
    </style:style>
    <style:style style:name="T4" style:parent-style-name="DefaultParagraphFont" style:family="text">
      <style:text-properties style:font-name="Malgun Gothic" style:font-name-complex="Malgun Gothic" fo:font-size="18pt" style:font-size-asian="18pt"/>
    </style:style>
    <style:style style:name="T5" style:parent-style-name="DefaultParagraphFont" style:family="text">
      <style:text-properties fo:font-size="18pt" style:font-size-asian="18pt"/>
    </style:style>
    <style:style style:name="T6" style:parent-style-name="DefaultParagraphFont" style:family="text">
      <style:text-properties fo:font-size="18pt" style:font-size-asian="18pt"/>
    </style:style>
    <style:style style:name="T7" style:parent-style-name="DefaultParagraphFont" style:family="text">
      <style:text-properties fo:color="#FF0000" fo:font-size="18pt" style:font-size-asian="18pt"/>
    </style:style>
    <style:style style:name="T8" style:parent-style-name="DefaultParagraphFont" style:family="text">
      <style:text-properties fo:font-size="18pt" style:font-size-asian="18pt"/>
    </style:style>
    <style:style style:name="P9" style:parent-style-name="Standard" style:family="paragraph">
      <style:text-properties fo:font-size="18pt" style:font-size-asian="18pt"/>
    </style:style>
    <style:style style:name="P10" style:parent-style-name="Standard" style:family="paragraph">
      <style:text-properties fo:font-size="18pt" style:font-size-asian="18pt"/>
    </style:style>
    <style:style style:name="P11" style:parent-style-name="Standard" style:family="paragraph">
      <style:text-properties fo:font-size="18pt" style:font-size-asian="18pt"/>
    </style:style>
    <style:style style:name="P12" style:parent-style-name="Standard" style:family="paragraph">
      <style:text-properties fo:font-size="18pt" style:font-size-asian="18pt"/>
    </style:style>
    <style:style style:name="P13" style:parent-style-name="Standard" style:family="paragraph">
      <style:text-properties fo:font-size="18pt" style:font-size-asian="18pt"/>
    </style:style>
    <style:style style:name="P14" style:parent-style-name="Standard" style:family="paragraph">
      <style:text-properties fo:font-size="18pt" style:font-size-asian="18pt"/>
    </style:style>
    <style:style style:name="P15" style:parent-style-name="Standard" style:family="paragraph">
      <style:text-properties fo:font-size="18pt" style:font-size-asian="18pt"/>
    </style:style>
    <style:style style:name="P16" style:parent-style-name="Standard" style:family="paragraph">
      <style:text-properties fo:font-size="18pt" style:font-size-asian="18pt"/>
    </style:style>
    <style:style style:name="P17" style:parent-style-name="Standard" style:family="paragraph">
      <style:text-properties fo:font-size="18pt" style:font-size-asian="18pt"/>
    </style:style>
    <style:style style:name="P18" style:parent-style-name="Standard" style:family="paragraph">
      <style:text-properties fo:font-size="18pt" style:font-size-asian="18pt"/>
    </style:style>
    <style:style style:name="P19" style:parent-style-name="Standard" style:family="paragraph">
      <style:text-properties fo:font-size="18pt" style:font-size-asian="18pt"/>
    </style:style>
    <style:style style:name="P20" style:parent-style-name="Standard" style:family="paragraph">
      <style:text-properties fo:font-size="18pt" style:font-size-asian="18pt"/>
    </style:style>
    <style:style style:name="P21" style:parent-style-name="Standard" style:family="paragraph">
      <style:text-properties fo:font-size="18pt" style:font-size-asian="18pt"/>
    </style:style>
    <style:style style:name="P22" style:parent-style-name="Standard" style:family="paragraph">
      <style:text-properties fo:font-size="18pt" style:font-size-asian="18pt"/>
    </style:style>
    <style:style style:name="T23" style:parent-style-name="DefaultParagraphFont" style:family="text">
      <style:text-properties fo:font-size="18pt" style:font-size-asian="18pt"/>
    </style:style>
    <style:style style:name="T24" style:parent-style-name="DefaultParagraphFont" style:family="text">
      <style:text-properties style:font-name="Malgun Gothic" style:font-name-complex="Malgun Gothic" fo:font-size="18pt" style:font-size-asian="18pt"/>
    </style:style>
    <style:style style:name="T25" style:parent-style-name="DefaultParagraphFont" style:family="text">
      <style:text-properties fo:font-size="18pt" style:font-size-asian="18pt"/>
    </style:style>
    <style:style style:name="T26" style:parent-style-name="DefaultParagraphFont" style:family="text">
      <style:text-properties fo:font-size="18pt" style:font-size-asian="18pt"/>
    </style:style>
    <style:style style:name="T27" style:parent-style-name="DefaultParagraphFont" style:family="text">
      <style:text-properties fo:color="#FF0000" fo:font-size="18pt" style:font-size-asian="18pt"/>
    </style:style>
    <style:style style:name="T28" style:parent-style-name="DefaultParagraphFont" style:family="text">
      <style:text-properties fo:color="#FF0000" fo:font-size="18pt" style:font-size-asian="18pt"/>
    </style:style>
    <style:style style:name="P29" style:parent-style-name="Standard" style:family="paragraph">
      <style:text-properties fo:font-size="18pt" style:font-size-asian="18pt"/>
    </style:style>
    <style:style style:name="P30" style:parent-style-name="Standard" style:family="paragraph">
      <style:text-properties fo:font-size="18pt" style:font-size-asian="18pt"/>
    </style:style>
    <style:style style:name="P31" style:parent-style-name="Standard" style:family="paragraph">
      <style:text-properties fo:font-size="18pt" style:font-size-asian="18pt"/>
    </style:style>
    <style:style style:name="P32" style:parent-style-name="Standard" style:family="paragraph">
      <style:text-properties fo:font-size="18pt" style:font-size-asian="18pt"/>
    </style:style>
    <style:style style:name="P33" style:parent-style-name="Standard" style:family="paragraph">
      <style:text-properties fo:font-size="18pt" style:font-size-asian="18pt"/>
    </style:style>
    <style:style style:name="P34" style:parent-style-name="Standard" style:family="paragraph">
      <style:text-properties fo:font-size="18pt" style:font-size-asian="18pt"/>
    </style:style>
    <style:style style:name="P35" style:parent-style-name="Standard" style:family="paragraph">
      <style:text-properties fo:font-size="18pt" style:font-size-asian="18pt"/>
    </style:style>
    <style:style style:name="P36" style:parent-style-name="Standard" style:family="paragraph">
      <style:text-properties fo:font-size="18pt" style:font-size-asian="18pt"/>
    </style:style>
    <style:style style:name="P37" style:parent-style-name="Standard" style:family="paragraph">
      <style:text-properties fo:font-size="18pt" style:font-size-asian="18pt"/>
    </style:style>
    <style:style style:name="P38" style:parent-style-name="Standard" style:family="paragraph">
      <style:text-properties fo:font-size="18pt" style:font-size-asian="18pt"/>
    </style:style>
    <style:style style:name="P39" style:parent-style-name="Standard" style:family="paragraph">
      <style:text-properties fo:font-size="18pt" style:font-size-asian="18pt"/>
    </style:style>
    <style:style style:name="P40" style:parent-style-name="Standard" style:family="paragraph">
      <style:text-properties fo:font-size="18pt" style:font-size-asian="18pt"/>
    </style:style>
    <style:style style:name="P41" style:parent-style-name="Standard" style:family="paragraph">
      <style:text-properties fo:font-size="18pt" style:font-size-asian="18pt"/>
    </style:style>
    <style:style style:name="P42" style:parent-style-name="Standard" style:family="paragraph">
      <style:text-properties fo:font-size="18pt" style:font-size-asian="18pt"/>
    </style:style>
    <style:style style:name="P43" style:parent-style-name="Standard" style:family="paragraph">
      <style:text-properties fo:font-size="18pt" style:font-size-asian="18pt"/>
    </style:style>
    <style:style style:name="P44" style:parent-style-name="Standard" style:family="paragraph">
      <style:text-properties fo:font-size="18pt" style:font-size-asian="18pt"/>
    </style:style>
    <style:style style:name="P45" style:parent-style-name="Standard" style:family="paragraph">
      <style:text-properties fo:font-size="18pt" style:font-size-asian="18pt"/>
    </style:style>
    <style:style style:name="P46" style:parent-style-name="Standard" style:family="paragraph">
      <style:text-properties fo:font-size="18pt" style:font-size-asian="18pt"/>
    </style:style>
    <style:style style:name="P47" style:parent-style-name="Standard" style:family="paragraph">
      <style:text-properties fo:font-size="18pt" style:font-size-asian="18pt"/>
    </style:style>
    <style:style style:name="P48" style:parent-style-name="Standard" style:family="paragraph">
      <style:text-properties fo:font-size="18pt" style:font-size-asian="18pt"/>
    </style:style>
    <style:style style:name="P49" style:parent-style-name="Standard" style:family="paragraph">
      <style:text-properties fo:font-size="18pt" style:font-size-asian="18pt"/>
    </style:style>
    <style:style style:name="P50" style:parent-style-name="Standard" style:family="paragraph">
      <style:text-properties fo:font-size="18pt" style:font-size-asian="18pt"/>
    </style:style>
    <style:style style:name="P51" style:parent-style-name="Standard" style:family="paragraph">
      <style:text-properties fo:font-size="18pt" style:font-size-asian="18pt"/>
    </style:style>
    <style:style style:name="P52" style:parent-style-name="Standard" style:family="paragraph">
      <style:text-properties fo:font-size="18pt" style:font-size-asian="18pt"/>
    </style:style>
    <style:style style:name="P53" style:parent-style-name="Standard" style:family="paragraph">
      <style:text-properties fo:font-size="18pt" style:font-size-asian="18pt"/>
    </style:style>
    <style:style style:name="P54" style:parent-style-name="Standard" style:family="paragraph">
      <style:text-properties fo:font-size="18pt" style:font-size-asian="18pt"/>
    </style:style>
    <style:style style:name="P55" style:parent-style-name="Standard" style:family="paragraph">
      <style:text-properties fo:font-size="18pt" style:font-size-asian="18pt"/>
    </style:style>
    <style:style style:name="P56" style:parent-style-name="Standard" style:family="paragraph">
      <style:text-properties fo:font-size="18pt" style:font-size-asian="18pt"/>
    </style:style>
    <style:style style:name="P57" style:parent-style-name="Standard" style:family="paragraph">
      <style:text-properties fo:font-size="18pt" style:font-size-asian="18pt"/>
    </style:style>
    <style:style style:name="P58" style:parent-style-name="Standard" style:family="paragraph">
      <style:text-properties fo:font-size="18pt" style:font-size-asian="18pt"/>
    </style:style>
    <style:style style:name="P59" style:parent-style-name="Standard" style:family="paragraph">
      <style:text-properties fo:font-size="18pt" style:font-size-asian="18pt"/>
    </style:style>
    <style:style style:name="P60" style:parent-style-name="Standard" style:family="paragraph">
      <style:text-properties fo:font-size="18pt" style:font-size-asian="18pt"/>
    </style:style>
    <style:style style:name="P61" style:parent-style-name="Standard" style:family="paragraph">
      <style:text-properties fo:font-size="18pt" style:font-size-asian="18pt"/>
    </style:style>
    <style:style style:name="P62" style:parent-style-name="Standard" style:family="paragraph">
      <style:text-properties fo:font-size="18pt" style:font-size-asian="18pt"/>
    </style:style>
    <style:style style:name="P63" style:parent-style-name="Standard" style:family="paragraph">
      <style:text-properties fo:font-size="18pt" style:font-size-asian="18pt"/>
    </style:style>
    <style:style style:name="P64" style:parent-style-name="Standard" style:family="paragraph">
      <style:text-properties fo:font-size="18pt" style:font-size-asian="18pt"/>
    </style:style>
    <style:style style:name="P65" style:parent-style-name="Standard" style:family="paragraph">
      <style:text-properties fo:font-size="18pt" style:font-size-asian="18pt"/>
    </style:style>
    <style:style style:name="P66" style:parent-style-name="Standard" style:family="paragraph">
      <style:text-properties fo:font-size="18pt" style:font-size-asian="18pt"/>
    </style:style>
    <style:style style:name="P67" style:parent-style-name="Standard" style:family="paragraph">
      <style:text-properties fo:font-size="18pt" style:font-size-asian="18pt"/>
    </style:style>
    <style:style style:name="P68" style:parent-style-name="Standard" style:family="paragraph">
      <style:text-properties fo:font-size="18pt" style:font-size-asian="18pt"/>
    </style:style>
    <style:style style:name="P69" style:parent-style-name="Standard" style:family="paragraph">
      <style:text-properties fo:font-size="18pt" style:font-size-asian="18pt"/>
    </style:style>
    <style:style style:name="P70" style:parent-style-name="Standard" style:family="paragraph">
      <style:text-properties fo:font-size="18pt" style:font-size-asian="18pt"/>
    </style:style>
    <style:style style:name="P71" style:parent-style-name="Standard" style:family="paragraph">
      <style:text-properties fo:font-size="18pt" style:font-size-asian="18pt"/>
    </style:style>
    <style:style style:name="P72" style:parent-style-name="Standard" style:family="paragraph">
      <style:text-properties fo:font-size="18pt" style:font-size-asian="18pt"/>
    </style:style>
    <style:style style:name="P73" style:parent-style-name="Standard" style:family="paragraph">
      <style:text-properties fo:font-size="18pt" style:font-size-asian="18pt"/>
    </style:style>
    <style:style style:name="P74" style:parent-style-name="Standard" style:family="paragraph">
      <style:text-properties fo:font-size="18pt" style:font-size-asian="18pt"/>
    </style:style>
    <style:style style:name="P75" style:parent-style-name="Standard" style:family="paragraph">
      <style:text-properties fo:font-size="18pt" style:font-size-asian="18pt"/>
    </style:style>
    <style:style style:name="P76" style:parent-style-name="Standard" style:family="paragraph">
      <style:text-properties fo:font-size="18pt" style:font-size-asian="18pt"/>
    </style:style>
    <style:style style:name="P77" style:parent-style-name="Standard" style:family="paragraph">
      <style:text-properties fo:font-size="18pt" style:font-size-asian="18pt"/>
    </style:style>
    <style:style style:name="P78" style:parent-style-name="Standard" style:family="paragraph">
      <style:text-properties fo:font-size="18pt" style:font-size-asian="18pt"/>
    </style:style>
    <style:style style:name="P79" style:parent-style-name="Standard" style:family="paragraph">
      <style:text-properties fo:font-size="18pt" style:font-size-asian="18pt"/>
    </style:style>
    <style:style style:name="P80" style:parent-style-name="Standard" style:family="paragraph">
      <style:text-properties fo:font-size="18pt" style:font-size-asian="18pt"/>
    </style:style>
    <style:style style:name="P81" style:parent-style-name="Standard" style:family="paragraph">
      <style:text-properties fo:font-size="18pt" style:font-size-asian="18pt"/>
    </style:style>
    <style:style style:name="P82" style:parent-style-name="Standard" style:family="paragraph">
      <style:text-properties fo:font-size="18pt" style:font-size-asian="18pt"/>
    </style:style>
    <style:style style:name="P83" style:parent-style-name="Standard" style:family="paragraph">
      <style:text-properties fo:font-size="18pt" style:font-size-asian="18pt"/>
    </style:style>
    <style:style style:name="P84" style:parent-style-name="Standard" style:family="paragraph">
      <style:text-properties fo:font-size="18pt" style:font-size-asian="18pt"/>
    </style:style>
    <style:style style:name="P85" style:parent-style-name="Standard" style:family="paragraph">
      <style:text-properties fo:font-size="18pt" style:font-size-asian="18pt"/>
    </style:style>
    <style:style style:name="P86" style:parent-style-name="Standard" style:family="paragraph">
      <style:text-properties fo:font-size="18pt" style:font-size-asian="18pt"/>
    </style:style>
    <style:style style:name="P87" style:parent-style-name="Standard" style:family="paragraph">
      <style:text-properties fo:font-size="18pt" style:font-size-asian="18pt"/>
    </style:style>
    <style:style style:name="P88" style:parent-style-name="Standard" style:family="paragraph">
      <style:text-properties fo:font-size="18pt" style:font-size-asian="18pt"/>
    </style:style>
    <style:style style:name="P89" style:parent-style-name="Standard" style:family="paragraph">
      <style:text-properties fo:font-size="18pt" style:font-size-asian="18pt"/>
    </style:style>
    <style:style style:name="P90" style:parent-style-name="Standard" style:family="paragraph">
      <style:text-properties fo:font-size="18pt" style:font-size-asian="18pt"/>
    </style:style>
    <style:style style:name="P91" style:parent-style-name="Standard" style:family="paragraph">
      <style:text-properties fo:font-size="18pt" style:font-size-asian="18pt"/>
    </style:style>
    <style:style style:name="P92" style:parent-style-name="Standard" style:family="paragraph">
      <style:text-properties fo:font-size="18pt" style:font-size-asian="18pt"/>
    </style:style>
    <style:style style:name="P93" style:parent-style-name="Standard" style:family="paragraph">
      <style:text-properties fo:font-size="18pt" style:font-size-asian="18pt"/>
    </style:style>
    <style:style style:name="P94" style:parent-style-name="Standard" style:family="paragraph">
      <style:text-properties fo:font-size="18pt" style:font-size-asian="18pt"/>
    </style:style>
    <style:style style:name="P95" style:parent-style-name="Standard" style:family="paragraph">
      <style:text-properties fo:font-size="18pt" style:font-size-asian="18pt"/>
    </style:style>
    <style:style style:name="P96" style:parent-style-name="Standard" style:family="paragraph">
      <style:text-properties fo:font-size="18pt" style:font-size-asian="18pt"/>
    </style:style>
    <style:style style:name="P97" style:parent-style-name="Standard" style:family="paragraph">
      <style:text-properties fo:font-size="18pt" style:font-size-asian="18pt"/>
    </style:style>
    <style:style style:name="P98" style:parent-style-name="Standard" style:family="paragraph">
      <style:text-properties fo:font-size="18pt" style:font-size-asian="18pt"/>
    </style:style>
    <style:style style:name="P99" style:parent-style-name="Standard" style:family="paragraph">
      <style:text-properties fo:font-size="18pt" style:font-size-asian="18pt"/>
    </style:style>
    <style:style style:name="P100" style:parent-style-name="Standard" style:family="paragraph">
      <style:text-properties fo:font-size="18pt" style:font-size-asian="18pt"/>
    </style:style>
    <style:style style:name="P101" style:parent-style-name="Standard" style:family="paragraph">
      <style:text-properties fo:font-size="18pt" style:font-size-asian="18pt"/>
    </style:style>
    <style:style style:name="P102" style:parent-style-name="Standard" style:family="paragraph">
      <style:text-properties fo:font-size="18pt" style:font-size-asian="18pt"/>
    </style:style>
    <style:style style:name="P103" style:parent-style-name="Standard" style:family="paragraph">
      <style:text-properties fo:font-size="18pt" style:font-size-asian="18pt"/>
    </style:style>
    <style:style style:name="P104" style:parent-style-name="Standard" style:family="paragraph">
      <style:text-properties fo:font-size="18pt" style:font-size-asian="18pt"/>
    </style:style>
    <style:style style:name="P105" style:parent-style-name="Standard" style:family="paragraph">
      <style:text-properties fo:font-size="18pt" style:font-size-asian="18pt"/>
    </style:style>
    <style:style style:name="P106" style:parent-style-name="Standard" style:family="paragraph">
      <style:text-properties fo:font-size="18pt" style:font-size-asian="18pt"/>
    </style:style>
    <style:style style:name="P107" style:parent-style-name="Standard" style:family="paragraph">
      <style:text-properties fo:font-size="18pt" style:font-size-asian="18pt"/>
    </style:style>
    <style:style style:name="P108" style:parent-style-name="Standard" style:family="paragraph">
      <style:text-properties fo:font-size="18pt" style:font-size-asian="18pt"/>
    </style:style>
    <style:style style:name="P109" style:parent-style-name="Standard" style:family="paragraph">
      <style:text-properties fo:font-size="18pt" style:font-size-asian="18pt"/>
    </style:style>
    <style:style style:name="P110" style:parent-style-name="Standard" style:family="paragraph">
      <style:text-properties fo:font-size="18pt" style:font-size-asian="18pt"/>
    </style:style>
    <style:style style:name="P111" style:parent-style-name="Standard" style:family="paragraph">
      <style:text-properties fo:font-size="18pt" style:font-size-asian="18pt"/>
    </style:style>
    <style:style style:name="P112" style:parent-style-name="Standard" style:family="paragraph">
      <style:text-properties fo:font-size="18pt" style:font-size-asian="18pt"/>
    </style:style>
    <style:style style:name="P113" style:parent-style-name="Standard" style:family="paragraph">
      <style:text-properties fo:font-size="18pt" style:font-size-asian="18pt"/>
    </style:style>
    <style:style style:name="P114" style:parent-style-name="Standard" style:family="paragraph">
      <style:text-properties fo:font-size="18pt" style:font-size-asian="18pt"/>
    </style:style>
    <style:style style:name="P115" style:parent-style-name="Standard" style:family="paragraph">
      <style:text-properties fo:font-size="18pt" style:font-size-asian="18pt"/>
    </style:style>
    <style:style style:name="P116" style:parent-style-name="Standard" style:family="paragraph">
      <style:text-properties fo:font-size="18pt" style:font-size-asian="18pt"/>
    </style:style>
    <style:style style:name="P117" style:parent-style-name="Standard" style:family="paragraph">
      <style:text-properties fo:font-size="18pt" style:font-size-asian="18pt"/>
    </style:style>
    <style:style style:name="P118" style:parent-style-name="Standard" style:family="paragraph">
      <style:text-properties fo:font-size="18pt" style:font-size-asian="18pt"/>
    </style:style>
    <style:style style:name="P119" style:parent-style-name="Standard" style:family="paragraph">
      <style:text-properties fo:font-size="18pt" style:font-size-asian="18pt"/>
    </style:style>
    <style:style style:name="P120" style:parent-style-name="Standard" style:family="paragraph">
      <style:text-properties fo:font-size="18pt" style:font-size-asian="18pt"/>
    </style:style>
    <style:style style:name="P121" style:parent-style-name="Standard" style:family="paragraph">
      <style:text-properties fo:font-size="18pt" style:font-size-asian="18pt"/>
    </style:style>
    <style:style style:name="P122" style:parent-style-name="Standard" style:family="paragraph">
      <style:text-properties fo:font-size="18pt" style:font-size-asian="18pt"/>
    </style:style>
    <style:style style:name="P123" style:parent-style-name="Standard" style:family="paragraph">
      <style:text-properties fo:font-size="18pt" style:font-size-asian="18pt"/>
    </style:style>
    <style:style style:name="P124" style:parent-style-name="Standard" style:family="paragraph">
      <style:text-properties fo:font-size="18pt" style:font-size-asian="18pt"/>
    </style:style>
    <style:style style:name="P125" style:parent-style-name="Standard" style:family="paragraph">
      <style:text-properties fo:font-size="18pt" style:font-size-asian="18pt"/>
    </style:style>
    <style:style style:name="P126" style:parent-style-name="Standard" style:family="paragraph">
      <style:text-properties fo:font-size="18pt" style:font-size-asian="18pt"/>
    </style:style>
    <style:style style:name="P127" style:parent-style-name="Standard" style:family="paragraph">
      <style:text-properties fo:font-size="18pt" style:font-size-asian="18pt"/>
    </style:style>
    <style:style style:name="P128" style:parent-style-name="Standard" style:family="paragraph">
      <style:text-properties fo:font-size="18pt" style:font-size-asian="18pt"/>
    </style:style>
    <style:style style:name="P129" style:parent-style-name="Standard" style:family="paragraph">
      <style:text-properties fo:font-size="18pt" style:font-size-asian="18pt"/>
    </style:style>
    <style:style style:name="P130" style:parent-style-name="Standard" style:family="paragraph">
      <style:text-properties fo:font-size="18pt" style:font-size-asian="18pt"/>
    </style:style>
    <style:style style:name="P131" style:parent-style-name="Standard" style:family="paragraph">
      <style:text-properties fo:font-size="18pt" style:font-size-asian="18pt"/>
    </style:style>
    <style:style style:name="P132" style:parent-style-name="Standard" style:family="paragraph">
      <style:text-properties fo:font-size="18pt" style:font-size-asian="18pt"/>
    </style:style>
    <style:style style:name="P133" style:parent-style-name="Standard" style:family="paragraph">
      <style:text-properties fo:font-size="18pt" style:font-size-asian="18pt"/>
    </style:style>
    <style:style style:name="P134" style:parent-style-name="Standard" style:family="paragraph">
      <style:text-properties fo:font-size="18pt" style:font-size-asian="18pt"/>
    </style:style>
    <style:style style:name="P135" style:parent-style-name="Standard" style:family="paragraph">
      <style:text-properties fo:font-size="18pt" style:font-size-asian="18pt"/>
    </style:style>
    <style:style style:name="P136" style:parent-style-name="Standard" style:family="paragraph">
      <style:text-properties fo:font-size="18pt" style:font-size-asian="18pt"/>
    </style:style>
    <style:style style:name="P137" style:parent-style-name="Standard" style:family="paragraph">
      <style:text-properties fo:font-size="18pt" style:font-size-asian="18pt"/>
    </style:style>
    <style:style style:name="P138" style:parent-style-name="Standard" style:family="paragraph">
      <style:text-properties fo:font-size="18pt" style:font-size-asian="18pt"/>
    </style:style>
    <style:style style:name="P139" style:parent-style-name="Standard" style:family="paragraph">
      <style:text-properties fo:font-size="18pt" style:font-size-asian="18pt"/>
    </style:style>
    <style:style style:name="P140" style:parent-style-name="Standard" style:family="paragraph">
      <style:text-properties fo:font-size="18pt" style:font-size-asian="18pt"/>
    </style:style>
    <style:style style:name="P141" style:parent-style-name="Standard" style:family="paragraph">
      <style:text-properties fo:font-size="18pt" style:font-size-asian="18pt"/>
    </style:style>
    <style:style style:name="P142" style:parent-style-name="Standard" style:family="paragraph">
      <style:text-properties fo:font-size="18pt" style:font-size-asian="18pt"/>
    </style:style>
    <style:style style:name="P143" style:parent-style-name="Standard" style:family="paragraph">
      <style:text-properties fo:font-size="18pt" style:font-size-asian="18pt"/>
    </style:style>
    <style:style style:name="P144" style:parent-style-name="Standard" style:family="paragraph">
      <style:text-properties fo:font-size="18pt" style:font-size-asian="18pt"/>
    </style:style>
    <style:style style:name="P145" style:parent-style-name="Standard" style:family="paragraph">
      <style:text-properties fo:font-size="18pt" style:font-size-asian="18pt"/>
    </style:style>
    <style:style style:name="P146" style:parent-style-name="Standard" style:family="paragraph">
      <style:text-properties fo:font-size="18pt" style:font-size-asian="18pt"/>
    </style:style>
    <style:style style:name="P147" style:parent-style-name="Standard" style:family="paragraph">
      <style:text-properties fo:font-size="18pt" style:font-size-asian="18pt"/>
    </style:style>
    <style:style style:name="P148" style:parent-style-name="Standard" style:family="paragraph">
      <style:text-properties fo:font-size="18pt" style:font-size-asian="18pt"/>
    </style:style>
    <style:style style:name="T149" style:parent-style-name="DefaultParagraphFont" style:family="text">
      <style:text-properties fo:font-size="18pt" style:font-size-asian="18pt"/>
    </style:style>
    <style:style style:name="T150" style:parent-style-name="DefaultParagraphFont" style:family="text">
      <style:text-properties style:font-name="Malgun Gothic" style:font-name-complex="Malgun Gothic" fo:font-size="18pt" style:font-size-asian="18pt"/>
    </style:style>
    <style:style style:name="T151" style:parent-style-name="DefaultParagraphFont" style:family="text">
      <style:text-properties fo:font-size="18pt" style:font-size-asian="18pt"/>
    </style:style>
    <style:style style:name="P152" style:parent-style-name="Standard" style:family="paragraph">
      <style:text-properties fo:color="#FF0000" fo:font-size="18pt" style:font-size-asian="18pt"/>
    </style:style>
    <style:style style:name="P153" style:parent-style-name="Standard" style:family="paragraph">
      <style:text-properties fo:font-size="18pt" style:font-size-asian="18pt"/>
    </style:style>
    <style:style style:name="P154" style:parent-style-name="Standard" style:family="paragraph">
      <style:text-properties fo:font-size="18pt" style:font-size-asian="18pt"/>
    </style:style>
    <style:style style:name="P155" style:parent-style-name="Standard" style:family="paragraph">
      <style:text-properties fo:font-size="18pt" style:font-size-asian="18pt"/>
    </style:style>
    <style:style style:name="T156" style:parent-style-name="DefaultParagraphFont" style:family="text">
      <style:text-properties fo:font-size="18pt" style:font-size-asian="18pt"/>
    </style:style>
    <style:style style:name="T157" style:parent-style-name="DefaultParagraphFont" style:family="text">
      <style:text-properties style:font-name="Malgun Gothic" style:font-name-complex="Malgun Gothic" fo:font-size="18pt" style:font-size-asian="18pt"/>
    </style:style>
    <style:style style:name="T158" style:parent-style-name="DefaultParagraphFont" style:family="text">
      <style:text-properties fo:font-size="18pt" style:font-size-asian="18pt"/>
    </style:style>
    <style:style style:name="T159" style:parent-style-name="DefaultParagraphFont" style:family="text">
      <style:text-properties fo:font-size="18pt" style:font-size-asian="18pt"/>
    </style:style>
    <style:style style:name="T160" style:parent-style-name="DefaultParagraphFont" style:family="text">
      <style:text-properties fo:color="#FF0000" fo:font-size="18pt" style:font-size-asian="18pt"/>
    </style:style>
    <style:style style:name="T161" style:parent-style-name="DefaultParagraphFont" style:family="text">
      <style:text-properties fo:font-size="18pt" style:font-size-asian="18pt"/>
    </style:style>
    <style:style style:name="P162" style:parent-style-name="Standard" style:family="paragraph">
      <style:text-properties fo:font-size="18pt" style:font-size-asian="18pt"/>
    </style:style>
    <style:style style:name="T163" style:parent-style-name="DefaultParagraphFont" style:family="text">
      <style:text-properties fo:font-size="18pt" style:font-size-asian="18pt"/>
    </style:style>
    <style:style style:name="T164" style:parent-style-name="DefaultParagraphFont" style:family="text">
      <style:text-properties style:font-name="Malgun Gothic" style:font-name-complex="Malgun Gothic" fo:font-size="18pt" style:font-size-asian="18pt"/>
    </style:style>
    <style:style style:name="T165" style:parent-style-name="DefaultParagraphFont" style:family="text">
      <style:text-properties fo:font-size="18pt" style:font-size-asian="18pt"/>
    </style:style>
    <style:style style:name="P166" style:parent-style-name="Standard" style:family="paragraph">
      <style:text-properties fo:color="#FF0000" fo:font-size="18pt" style:font-size-asian="18pt"/>
    </style:style>
    <style:style style:name="T167" style:parent-style-name="DefaultParagraphFont" style:family="text">
      <style:text-properties fo:font-size="18pt" style:font-size-asian="18pt"/>
    </style:style>
    <style:style style:name="T168" style:parent-style-name="DefaultParagraphFont" style:family="text">
      <style:text-properties style:font-name="Malgun Gothic" style:font-name-complex="Malgun Gothic" fo:font-size="18pt" style:font-size-asian="18pt"/>
    </style:style>
    <style:style style:name="T169" style:parent-style-name="DefaultParagraphFont" style:family="text">
      <style:text-properties fo:font-size="18pt" style:font-size-asian="18pt"/>
    </style:style>
    <style:style style:name="P170" style:parent-style-name="Standard" style:family="paragraph">
      <style:text-properties fo:color="#FF0000" fo:font-size="18pt" style:font-size-asian="18pt"/>
    </style:style>
    <style:style style:name="P171" style:parent-style-name="Standard" style:family="paragraph">
      <style:text-properties fo:font-size="18pt" style:font-size-asian="18pt"/>
    </style:style>
    <style:style style:name="P172" style:parent-style-name="Standard" style:family="paragraph">
      <style:text-properties fo:font-size="18pt" style:font-size-asian="18pt"/>
    </style:style>
    <style:style style:name="P173" style:parent-style-name="Standard" style:family="paragraph">
      <style:text-properties fo:font-size="18pt" style:font-size-asian="18pt"/>
    </style:style>
    <style:style style:name="P174" style:parent-style-name="Standard" style:family="paragraph">
      <style:text-properties fo:font-size="18pt" style:font-size-asian="18pt"/>
    </style:style>
    <style:style style:name="P175" style:parent-style-name="Standard" style:family="paragraph">
      <style:text-properties fo:font-size="18pt" style:font-size-asian="18pt"/>
    </style:style>
    <style:style style:name="P176" style:parent-style-name="Standard" style:family="paragraph">
      <style:text-properties fo:font-size="18pt" style:font-size-asian="18pt"/>
    </style:style>
    <style:style style:name="P177" style:parent-style-name="Standard" style:family="paragraph">
      <style:text-properties fo:font-size="18pt" style:font-size-asian="18pt"/>
    </style:style>
    <style:style style:name="P178" style:parent-style-name="Standard" style:family="paragraph">
      <style:text-properties fo:font-size="18pt" style:font-size-asian="18pt"/>
    </style:style>
    <style:style style:name="P179" style:parent-style-name="Standard" style:family="paragraph">
      <style:text-properties fo:font-size="18pt" style:font-size-asian="18pt"/>
    </style:style>
    <style:style style:name="P180" style:parent-style-name="Standard" style:family="paragraph">
      <style:text-properties fo:font-size="18pt" style:font-size-asian="18pt"/>
    </style:style>
    <style:style style:name="P181" style:parent-style-name="Standard" style:family="paragraph">
      <style:text-properties fo:font-size="18pt" style:font-size-asian="18pt"/>
    </style:style>
    <style:style style:name="P182" style:parent-style-name="Standard" style:family="paragraph">
      <style:text-properties fo:font-size="18pt" style:font-size-asian="18pt"/>
    </style:style>
    <style:style style:name="P183" style:parent-style-name="Standard" style:family="paragraph">
      <style:text-properties fo:font-size="18pt" style:font-size-asian="18pt"/>
    </style:style>
    <style:style style:name="P184" style:parent-style-name="Standard" style:family="paragraph">
      <style:text-properties fo:font-size="18pt" style:font-size-asian="18pt"/>
    </style:style>
    <style:style style:name="P185" style:parent-style-name="Standard" style:family="paragraph">
      <style:text-properties fo:font-size="18pt" style:font-size-asian="18pt"/>
    </style:style>
    <style:style style:name="P186" style:parent-style-name="Standard" style:family="paragraph">
      <style:text-properties fo:font-size="18pt" style:font-size-asian="18pt"/>
    </style:style>
    <style:style style:name="P187" style:parent-style-name="Standard" style:family="paragraph">
      <style:text-properties fo:font-size="18pt" style:font-size-asian="18pt"/>
    </style:style>
    <style:style style:name="P188" style:parent-style-name="Standard" style:family="paragraph">
      <style:text-properties fo:font-size="18pt" style:font-size-asian="18pt"/>
    </style:style>
    <style:style style:name="P189" style:parent-style-name="Standard" style:family="paragraph">
      <style:text-properties fo:font-size="18pt" style:font-size-asian="18pt"/>
    </style:style>
    <style:style style:name="P190" style:parent-style-name="Standard" style:family="paragraph">
      <style:text-properties fo:font-size="18pt" style:font-size-asian="18pt"/>
    </style:style>
    <style:style style:name="P191" style:parent-style-name="Standard" style:family="paragraph">
      <style:text-properties fo:font-size="18pt" style:font-size-asian="18pt"/>
    </style:style>
    <style:style style:name="P192" style:parent-style-name="Standard" style:family="paragraph">
      <style:text-properties fo:font-size="18pt" style:font-size-asian="18pt"/>
    </style:style>
    <style:style style:name="P193" style:parent-style-name="Standard" style:family="paragraph">
      <style:text-properties fo:font-size="18pt" style:font-size-asian="18pt"/>
    </style:style>
    <style:style style:name="P194" style:parent-style-name="Standard" style:family="paragraph">
      <style:text-properties fo:font-size="18pt" style:font-size-asian="18pt"/>
    </style:style>
    <style:style style:name="P195" style:parent-style-name="Standard" style:family="paragraph">
      <style:text-properties fo:font-size="18pt" style:font-size-asian="18pt"/>
    </style:style>
    <style:style style:name="P196" style:parent-style-name="Standard" style:family="paragraph">
      <style:text-properties fo:font-size="18pt" style:font-size-asian="18pt"/>
    </style:style>
    <style:style style:name="P197" style:parent-style-name="Standard" style:family="paragraph">
      <style:text-properties fo:font-size="18pt" style:font-size-asian="18pt"/>
    </style:style>
    <style:style style:name="P198" style:parent-style-name="Standard" style:family="paragraph">
      <style:text-properties fo:font-size="18pt" style:font-size-asian="18pt"/>
    </style:style>
    <style:style style:name="P199" style:parent-style-name="Standard" style:family="paragraph">
      <style:text-properties fo:font-size="18pt" style:font-size-asian="18pt"/>
    </style:style>
    <style:style style:name="P200" style:parent-style-name="Standard" style:family="paragraph">
      <style:text-properties fo:font-size="18pt" style:font-size-asian="18pt"/>
    </style:style>
    <style:style style:name="P201" style:parent-style-name="Standard" style:family="paragraph">
      <style:text-properties fo:font-size="18pt" style:font-size-asian="18pt"/>
    </style:style>
    <style:style style:name="P202" style:parent-style-name="Standard" style:family="paragraph">
      <style:text-properties fo:font-size="18pt" style:font-size-asian="18pt"/>
    </style:style>
  </office:automatic-styles>
  <office:body>
    <office:text text:use-soft-page-breaks="true">
      <text:p text:style-name="P1">DVWA Installation using DOCKER</text:p>
      <text:p text:style-name="P2"/>
      <text:p text:style-name="Standard"><text:span text:style-name="T3">──(kali</text:span><text:span text:style-name="T4">㉿</text:span><text:span text:style-name="T5">kali)-[~]</text:span></text:p>
      <text:p text:style-name="Standard"><text:span text:style-name="T6">└─$<text:s/></text:span><text:span text:style-name="T7">sudo apt update <text:s text:c="3"/></text:span><text:span text:style-name="T8"><text:s text:c="2"/></text:span></text:p>
      <text:p text:style-name="P9">[sudo] password for kali:<text:s/></text:p>
      <text:p text:style-name="P10">Get:1 http://kali.download/kali kali-rolling InRelease [30.6 kB]</text:p>
      <text:p text:style-name="P11">Get:2 http://kali.download/kali kali-rolling/main<text:s/>amd64 Packages [18.3 MB]</text:p>
      <text:p text:style-name="P12">Get:3 http://kali.download/kali kali-rolling/main amd64 Contents (deb) [42.4 MB]</text:p>
      <text:p text:style-name="P13">Get:4 http://kali.download/kali kali-rolling/contrib amd64 Packages [107 kB]</text:p>
      <text:p text:style-name="P14">Get:5 http://kali.download/kali kali-rolling/contrib amd64 Contents (deb)<text:s/>[153 kB]</text:p>
      <text:p text:style-name="P15">Get:6 http://kali.download/kali kali-rolling/non-free amd64 Packages [224 kB]</text:p>
      <text:p text:style-name="P16">Get:7 http://kali.download/kali kali-rolling/non-free amd64 Contents (deb) [952 kB]</text:p>
      <text:p text:style-name="P17">Fetched 62.1 MB in 8s (7,737 kB/s) <text:s text:c="36"/></text:p>
      <text:p text:style-name="P18">Reading package lists... Done</text:p>
      <text:p text:style-name="P19">Building dependency tree... Done</text:p>
      <text:p text:style-name="P20">Reading state information... Done</text:p>
      <text:p text:style-name="P21">1105 packages can be upgraded. Run 'apt list --upgradable' to see them.</text:p>
      <text:p text:style-name="P22"><text:s text:c="72"/></text:p>
      <text:p text:style-name="Standard"><text:span text:style-name="T23">┌──(kali</text:span><text:span text:style-name="T24">㉿</text:span><text:span text:style-name="T25">kali)-[~]</text:span></text:p>
      <text:p text:style-name="Standard"><text:span text:style-name="T26">└─$<text:s/></text:span><text:span text:style-name="T27">sud</text:span><text:span text:style-name="T28">o apt install -y docker.io</text:span></text:p>
      <text:p text:style-name="P29">Reading package lists... Done</text:p>
      <text:p text:style-name="P30">Building dependency tree... Done</text:p>
      <text:p text:style-name="P31">Reading state information... Done</text:p>
      <text:p text:style-name="P32">The following additional packages will be installed:</text:p>
      <text:p text:style-name="P33"><text:s text:c="2"/>cgroupfs-mount containerd criu libgmp-dev libgmp10 libgmpxx4ldbl</text:p>
      <text:p text:style-name="P34"><text:s text:c="2"/>libgnutls30 libintl-perl libintl-xs-perl libmodule-find-perl</text:p>
      <text:p text:style-name="P35"><text:s text:c="2"/>libmodule-scandeps-perl libproc-processtable-perl</text:p>
      <text:soft-page-break/>
      <text:p text:style-name="P36"><text:s text:c="2"/>libsort-naturally-perl needrestart runc tini</text:p>
      <text:p text:style-name="P37">Suggested packages:</text:p>
      <text:p text:style-name="P38"><text:s text:c="2"/>containernetworking-plugins docker-doc aufs-tools btrfs-progs</text:p>
      <text:p text:style-name="P39"><text:s text:c="2"/>debootstrap rinse<text:s/>rootlesskit xfsprogs zfs-fuse | zfsutils-linux</text:p>
      <text:p text:style-name="P40"><text:s text:c="2"/>gmp-doc libgmp10-doc libmpfr-dev gnutls-bin</text:p>
      <text:p text:style-name="P41">The following NEW packages will be installed:</text:p>
      <text:p text:style-name="P42"><text:s text:c="2"/>cgroupfs-mount containerd criu docker.io libintl-perl</text:p>
      <text:p text:style-name="P43"><text:s text:c="2"/>libintl-xs-perl libmodule-find-perl libmodule-scandeps-perl</text:p>
      <text:p text:style-name="P44"><text:s text:c="2"/>libproc-processtable-perl libsort-naturally-perl needrestart runc</text:p>
      <text:p text:style-name="P45"><text:s text:c="2"/>tini</text:p>
      <text:p text:style-name="P46">The following packages will be upgraded:</text:p>
      <text:p text:style-name="P47"><text:s text:c="2"/>libgmp-dev libgmp10 libgmpxx4ldbl libgnutls30</text:p>
      <text:p text:style-name="P48">4 upgraded, 13 newly installed, 0 to remove and 1101 not upgraded.</text:p>
      <text:p text:style-name="P49">Need to get 67.6 MB of archives.</text:p>
      <text:p text:style-name="P50">After this operation, 261 MB of additional disk space will be used.</text:p>
      <text:p text:style-name="P51">Get:1 http://http.kali.org/kali kali-rolling/main amd64 runc amd64 1.1.3+ds1-2 [2,612 kB]</text:p>
      <text:p text:style-name="P52">Get:2 http://http.kali.org/kali kali-rolling/main amd64 containerd amd64 1.6.6~ds1-1<text:s/>[25.0 MB]</text:p>
      <text:p text:style-name="P53">Get:3 http://kali.download/kali kali-rolling/main amd64 tini amd64 0.19.0-1 [255 kB]</text:p>
      <text:p text:style-name="P54">Get:4 http://http.kali.org/kali kali-rolling/main amd64 docker.io amd64 20.10.14+dfsg1-1+b1 [35.1 MB]</text:p>
      <text:p text:style-name="P55">Get:5 http://http.kali.org/kali kali-rolling/main amd64 libgmp-dev amd64 2:6.2.1+dfsg1-1 [641 kB]</text:p>
      <text:p text:style-name="P56">Get:6 http://http.kali.org/kali kali-rolling/main amd64 libgmpxx4ldbl amd64 2:6.2.1+dfsg1-1 [338 kB]</text:p>
      <text:p text:style-name="P57">Get:7 http://http.kali.org/kali kali-rolling/main amd64 libgmp10 amd64 2:6.2.1+dfsg1-1 [561 kB]</text:p>
      <text:p text:style-name="P58">Get:8 http://kali.download/kali kali-rolling/main amd64 libgnutls30 amd64 3.7.7-2 [1,415 kB]</text:p>
      <text:p text:style-name="P59">Get:9 http://kali.download/kali kali-rolling/main amd64 cgroupfs-mount all 1.4 [6,276 B]</text:p>
      <text:p text:style-name="P60">Get:10 http://kali.download/kali kali-rolling/main amd64 criu<text:s/><text:soft-page-break/>amd64 3.17.1-1 [694 kB]</text:p>
      <text:p text:style-name="P61">Get:11 http://kali.download/kali kali-rolling/main amd64 libintl-perl all 1.26-4 [743 kB]</text:p>
      <text:p text:style-name="P62">Get:12 http://kali.download/kali kali-rolling/main amd64 libintl-xs-perl amd64 1.26-4 [41.1 kB]</text:p>
      <text:p text:style-name="P63">Get:13 http://kali.download/kali kali-rolling/main amd64 libmodule-find-perl all 0.16-1 [11.6 kB]</text:p>
      <text:p text:style-name="P64">Get:14 http://kali.download/kali kali-rolling/main amd64 libmodule-scandeps-perl all 1.31-1 [45.2 kB]</text:p>
      <text:p text:style-name="P65">Get:15 http://http.kali.org/kali kali-rolling/main amd64 libproc-processtable-perl amd64 0.634-1+b1 [46.9 kB]</text:p>
      <text:p text:style-name="P66">Get:16<text:s/>http://kali.download/kali kali-rolling/main amd64 libsort-naturally-perl all 1.03-3 [13.7 kB]</text:p>
      <text:p text:style-name="P67">Get:17 http://kali.download/kali kali-rolling/main amd64 needrestart all 3.6-1 [65.4 kB]</text:p>
      <text:p text:style-name="P68">Fetched 67.6 MB in 6s (11.8 MB/s) <text:s text:c="6"/></text:p>
      <text:p text:style-name="P69">Selecting previously unselected<text:s/>package runc.</text:p>
      <text:p text:style-name="P70">(Reading database ... 298561 files and directories currently installed.)</text:p>
      <text:p text:style-name="P71">Preparing to unpack .../0-runc_1.1.3+ds1-2_amd64.deb ...</text:p>
      <text:p text:style-name="P72">Unpacking runc (1.1.3+ds1-2) ...</text:p>
      <text:p text:style-name="P73">Selecting previously unselected package containerd.</text:p>
      <text:p text:style-name="P74">Preparing to unpack .../1-containerd_1.6.6~ds1-1_amd64.deb ...</text:p>
      <text:p text:style-name="P75">Unpacking containerd (1.6.6~ds1-1) ...</text:p>
      <text:p text:style-name="P76">Selecting previously unselected package tini.</text:p>
      <text:p text:style-name="P77">Preparing to unpack .../2-tini_0.19.0-1_amd64.deb ...</text:p>
      <text:p text:style-name="P78">Unpacking tini (0.19.0-1) ...</text:p>
      <text:p text:style-name="P79">Selecting previously unselected package docker.io.</text:p>
      <text:p text:style-name="P80">Preparing to unpack .../3-docker.io_20.10.14+dfsg1-1+b1_amd64.deb ...</text:p>
      <text:p text:style-name="P81">Unpacking docker.io (20.10.14+dfsg1-1+b1) ...</text:p>
      <text:p text:style-name="P82">Preparing to unpack .../4-libgmp-dev_2%3a6.2.1+dfsg1-1_amd64.deb ...</text:p>
      <text:p text:style-name="P83">Unpacking libgmp-dev:amd64 (2:6.2.1+dfsg1-1) over (2:6.2.1+dfsg-3) ...</text:p>
      <text:soft-page-break/>
      <text:p text:style-name="P84">Preparing to unpack .../5-libgmpxx4ldbl_2%3a6.2.1+dfsg1-1_amd64.deb ...</text:p>
      <text:p text:style-name="P85">Unpacking libgmpxx4ldbl:amd64 (2:6.2.1+dfsg1-1) over (2:6.2.1+dfsg-3) ...</text:p>
      <text:p text:style-name="P86">Preparing to unpack .../6-libgmp10_2%3a6.2.1+dfsg1-1_amd64.deb ...</text:p>
      <text:p text:style-name="P87">Unpacking libgmp10:amd64 (2:6.2.1+dfsg1-1)<text:s/>over (2:6.2.1+dfsg-3) ...</text:p>
      <text:p text:style-name="P88">Setting up libgmp10:amd64 (2:6.2.1+dfsg1-1) ...</text:p>
      <text:p text:style-name="P89">(Reading database ... 298852 files and directories currently installed.)</text:p>
      <text:p text:style-name="P90">Preparing to unpack .../libgnutls30_3.7.7-2_amd64.deb ...</text:p>
      <text:p text:style-name="P91">Unpacking libgnutls30:amd64 (3.7.7-2) over (3.7.4-2) ...</text:p>
      <text:p text:style-name="P92">Setting up libgnutls30:amd64 (3.7.7-2) ...</text:p>
      <text:p text:style-name="P93">Selecting previously unselected package cgroupfs-mount.</text:p>
      <text:p text:style-name="P94">(Reading database ... 298852 files and directories currently installed.)</text:p>
      <text:p text:style-name="P95">Preparing to unpack .../0-cgroupfs-mount_1.4_all.deb ...</text:p>
      <text:p text:style-name="P96">Unpacking<text:s/>cgroupfs-mount (1.4) ...</text:p>
      <text:p text:style-name="P97">Selecting previously unselected package criu.</text:p>
      <text:p text:style-name="P98">Preparing to unpack .../1-criu_3.17.1-1_amd64.deb ...</text:p>
      <text:p text:style-name="P99">Unpacking criu (3.17.1-1) ...</text:p>
      <text:p text:style-name="P100">Selecting previously unselected package libintl-perl.</text:p>
      <text:p text:style-name="P101">Preparing to unpack<text:s/>.../2-libintl-perl_1.26-4_all.deb ...</text:p>
      <text:p text:style-name="P102">Unpacking libintl-perl (1.26-4) ...</text:p>
      <text:p text:style-name="P103">Selecting previously unselected package libintl-xs-perl.</text:p>
      <text:p text:style-name="P104">Preparing to unpack .../3-libintl-xs-perl_1.26-4_amd64.deb ...</text:p>
      <text:p text:style-name="P105">Unpacking libintl-xs-perl (1.26-4) ...</text:p>
      <text:p text:style-name="P106">Selecting previously unselected package libmodule-find-perl.</text:p>
      <text:p text:style-name="P107">Preparing to unpack .../4-libmodule-find-perl_0.16-1_all.deb ...</text:p>
      <text:p text:style-name="P108">Unpacking libmodule-find-perl (0.16-1) ...</text:p>
      <text:p text:style-name="P109">Selecting previously unselected package libmodule-scandeps-perl.</text:p>
      <text:p text:style-name="P110">Preparing to unpack .../5-libmodule-scandeps-perl_1.31-1_all.deb ...</text:p>
      <text:p text:style-name="P111">Unpacking libmodule-scandeps-perl (1.31-1) ...</text:p>
      <text:soft-page-break/>
      <text:p text:style-name="P112">Selecting previously unselected package libproc-processtable-perl:amd64.</text:p>
      <text:p text:style-name="P113">Preparing to unpack .../6-libproc-processtable-perl_0.634-1+b1_amd64.deb ...</text:p>
      <text:p text:style-name="P114">Unpacking libproc-processtable-perl:amd64 (0.634-1+b1) ...</text:p>
      <text:p text:style-name="P115">Selecting previously unselected package libsort-naturally-perl.</text:p>
      <text:p text:style-name="P116">Preparing to unpack .../7-libsort-naturally-perl_1.03-3_all.deb ...</text:p>
      <text:p text:style-name="P117">Unpacking libsort-naturally-perl (1.03-3) ...</text:p>
      <text:p text:style-name="P118">Selecting previously unselected package needrestart.</text:p>
      <text:p text:style-name="P119">Preparing to unpack .../8-needrestart_3.6-1_all.deb ...</text:p>
      <text:p text:style-name="P120">Unpacking needrestart (3.6-1) ...</text:p>
      <text:p text:style-name="P121">Setting up runc (1.1.3+ds1-2) ...</text:p>
      <text:p text:style-name="P122">Setting up libgmpxx4ldbl:amd64 (2:6.2.1+dfsg1-1) ...</text:p>
      <text:p text:style-name="P123">Setting up libmodule-find-perl (0.16-1) ...</text:p>
      <text:p text:style-name="P124">Setting up tini (0.19.0-1) ...</text:p>
      <text:p text:style-name="P125">Setting up libproc-processtable-perl:amd64 (0.634-1+b1) ...</text:p>
      <text:p text:style-name="P126">Setting up criu (3.17.1-1) ...</text:p>
      <text:p text:style-name="P127">Setting up libintl-perl (1.26-4) ...</text:p>
      <text:p text:style-name="P128">Setting up cgroupfs-mount (1.4) ...</text:p>
      <text:p text:style-name="P129">update-rc.d: We have no instructions for the cgroupfs-mount init script.</text:p>
      <text:p text:style-name="P130">update-rc.d: It looks like a non-network service, we enable it.</text:p>
      <text:p text:style-name="P131">Setting up containerd (1.6.6~ds1-1) ...</text:p>
      <text:p text:style-name="P132">containerd.service is a disabled or a static unit, not starting it.</text:p>
      <text:p text:style-name="P133">Setting up libsort-naturally-perl (1.03-3) ...</text:p>
      <text:p text:style-name="P134">Setting up libmodule-scandeps-perl (1.31-1) ...</text:p>
      <text:p text:style-name="P135">Setting<text:s/>up needrestart (3.6-1) ...</text:p>
      <text:p text:style-name="P136">Setting up libgmp-dev:amd64 (2:6.2.1+dfsg1-1) ...</text:p>
      <text:p text:style-name="P137">Setting up docker.io (20.10.14+dfsg1-1+b1) ...</text:p>
      <text:p text:style-name="P138">Adding group `docker' (GID 142) ...</text:p>
      <text:p text:style-name="P139">Done.</text:p>
      <text:p text:style-name="P140">update-rc.d: We have no instructions for the docker init script.</text:p>
      <text:p text:style-name="P141">update-rc.d: It looks like a non-network service, we enable it.</text:p>
      <text:p text:style-name="P142">Created symlink /etc/systemd/system/multi-user.target.wants/docker.service →<text:s/><text:soft-page-break/>/lib/systemd/system/docker.service.</text:p>
      <text:p text:style-name="P143">Created symlink /etc/systemd/system/sockets.target.wants/docker.socket → /lib/systemd/system/docker.socket.</text:p>
      <text:p text:style-name="P144">Setting up libintl-xs-perl (1.26-4) ...</text:p>
      <text:p text:style-name="P145">Processing triggers for libc-bin (2.33-6) ...</text:p>
      <text:p text:style-name="P146">Processing triggers for man-db (2.10.2-1) ...</text:p>
      <text:p text:style-name="P147">Processing triggers for kali-menu (2022.2.0) ...</text:p>
      <text:p text:style-name="P148"><text:s text:c="71"/><text:s/></text:p>
      <text:p text:style-name="Standard"><text:span text:style-name="T149">┌──(kali</text:span><text:span text:style-name="T150">㉿</text:span><text:span text:style-name="T151">kali)-[~]</text:span></text:p>
      <text:p text:style-name="P152">└─$ sudo systemctl enable docker --now</text:p>
      <text:p text:style-name="P153">Synchronizing state of docker.service with SysV service script with /lib/systemd/systemd-sysv-install.</text:p>
      <text:p text:style-name="P154">Executing: /lib/systemd/systemd-sysv-install enable docker</text:p>
      <text:p text:style-name="P155"><text:s text:c="72"/></text:p>
      <text:p text:style-name="Standard"><text:span text:style-name="T156">┌──(kali</text:span><text:span text:style-name="T157">㉿</text:span><text:span text:style-name="T158">kali)-[~]</text:span></text:p>
      <text:p text:style-name="Standard"><text:span text:style-name="T159">└─$<text:s/></text:span><text:span text:style-name="T160">sudo usermod -aG docker $USER</text:span><text:span text:style-name="T161"><text:s text:c="5"/></text:span></text:p>
      <text:p text:style-name="P162"><text:s text:c="72"/></text:p>
      <text:p text:style-name="Standard"><text:span text:style-name="T163">┌──(kali</text:span><text:span text:style-name="T164">㉿</text:span><text:span text:style-name="T165">kali)-[~]</text:span></text:p>
      <text:p text:style-name="P166">└─$ newgrp docker <text:s text:c="15"/><text:s text:c="4"/></text:p>
      <text:p text:style-name="Standard"><text:span text:style-name="T167">┌──(kali</text:span><text:span text:style-name="T168">㉿</text:span><text:span text:style-name="T169">kali)-[~]</text:span></text:p>
      <text:p text:style-name="P170">└─$ docker run --rm -it -p 80:80 vulnerables/web-dvwa<text:s/></text:p>
      <text:p text:style-name="P171">Unable to find image 'vulnerables/web-dvwa:latest' locally</text:p>
      <text:p text:style-name="P172">latest: Pulling from vulnerables/web-dvwa</text:p>
      <text:p text:style-name="P173">3e17c6eae66c: Pull complete<text:s/></text:p>
      <text:p text:style-name="P174">0c57df616dbf: Pull complete<text:s/></text:p>
      <text:p text:style-name="P175">eb05d18be401: Pull<text:s/>complete<text:s/></text:p>
      <text:p text:style-name="P176">e9968e5981d2: Pull complete<text:s/></text:p>
      <text:p text:style-name="P177">2cd72dba8257: Pull complete<text:s/></text:p>
      <text:p text:style-name="P178">6cff5f35147f: Pull complete<text:s/></text:p>
      <text:p text:style-name="P179">098cffd43466: Pull complete<text:s/></text:p>
      <text:p text:style-name="P180">b3d64a33242d: Pull complete<text:s/></text:p>
      <text:p text:style-name="P181">Digest: sha256:dae203fe11646a86937bf04db0079adef295f426da68a92b4<text:soft-page-break/>0e3b181f337daa7</text:p>
      <text:p text:style-name="P182">Status: Downloaded newer image for vulnerables/web-dvwa:latest</text:p>
      <text:p text:style-name="P183">[+] Starting mysql...</text:p>
      <text:p text:style-name="P184">[ ok ] Starting MariaDB database server: mysqld.</text:p>
      <text:p text:style-name="P185">[+] Starting apache</text:p>
      <text:p text:style-name="P186">[....] Starting Apache httpd web server: apache2AH00558: apache2: Could not reliably determine the server's fully qualified domain name, using 172.17.0.2. Set the 'ServerName' directive globally to suppress this message</text:p>
      <text:p text:style-name="P187">. ok<text:s/></text:p>
      <text:p text:style-name="P188">==&gt; /var/log/apache2/access.log &lt;==</text:p>
      <text:p text:style-name="P189"/>
      <text:p text:style-name="P190">==&gt; /var/log/apache2/error.log &lt;==</text:p>
      <text:p text:style-name="P191">[Sat Aug 20 04:02:34.017639 2022] [mpm_prefork:notice] [pid 308] AH00163:<text:s/>Apache/2.4.25 (Debian) configured -- resuming normal operations</text:p>
      <text:p text:style-name="P192">[Sat Aug 20 04:02:34.017727 2022] [core:notice] [pid 308] AH00094: Command line: '/usr/sbin/apache2'</text:p>
      <text:p text:style-name="P193"/>
      <text:p text:style-name="P194">==&gt; /var/log/apache2/other_vhosts_access.log &lt;==</text:p>
      <text:p text:style-name="P195"/>
      <text:p text:style-name="P196">==&gt; /var/log/apache2/access.log &lt;==</text:p>
      <text:p text:style-name="P197">172.17.0.1 - - [20/Aug/2022:04:16:03 +0000] "GET / HTTP/1.1" 302 479 "-" "Mozilla/5.0 (X11; Linux x86_64; rv:91.0) Gecko/20100101 Firefox/91.0"</text:p>
      <text:p text:style-name="P198">172.17.0.1 - - [20/Aug/2022:04:16:03 +0000] "GET /login.php HTTP/1.1" 200 1049 "-" "Mozilla/5.0 (X11; Linux x86_64;<text:s/>rv:91.0) Gecko/20100101 Firefox/91.0"</text:p>
      <text:p text:style-name="P199">172.17.0.1 - - [20/Aug/2022:04:16:03 +0000] "GET /dvwa/css/login.css HTTP/1.1" 200 741 "http://127.0.0.0/login.php" "Mozilla/5.0 (X11; Linux x86_64; rv:91.0) Gecko/20100101 Firefox/91.0"</text:p>
      <text:p text:style-name="P200">172.17.0.1 - - [20/Aug/2022:04:16:03 +0000] "GET /dvwa/images/login_logo.png HTTP/1.1" 200 9374 "http://127.0.0.0/login.php" "Mozilla/5.0 (X11; Linux x86_64;<text:s/><text:soft-page-break/>rv:91.0) Gecko/20100101 Firefox/91.0"</text:p>
      <text:p text:style-name="P201">172.17.0.1 - - [20/Aug/2022:04:16:03 +0000] "GET /favicon.ico HTTP/1.1" 200 1706 "http://127.0.0.0/login.php" "Mozilla/5.0 (X11; Linux x86_64; rv:91.0) Gecko/20100101 Firefox/91.0"</text:p>
      <text:p text:style-name="P2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algun Gothic" svg:font-family="Malgun Gothic" style:font-family-generic="swiss" style:font-pitch="variable" svg:panose-1="2 11 5 3 2 0 0 2 0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student</dc:creator>
    <meta:creation-date>2009-04-16T11:32:00Z</meta:creation-date>
    <dc:date>2022-08-24T03:45:00Z</dc:date>
    <meta:template xlink:href="Normal" xlink:type="simple"/>
    <meta:editing-cycles>5</meta:editing-cycles>
    <meta:editing-duration>PT240S</meta:editing-duration>
    <meta:user-defined meta:name="Info 1"/>
    <meta:user-defined meta:name="Info 2"/>
    <meta:user-defined meta:name="Info 3"/>
    <meta:user-defined meta:name="Info 4"/>
    <meta:document-statistic meta:page-count="8" meta:paragraph-count="21" meta:word-count="1596" meta:character-count="10678" meta:row-count="75" meta:non-whitespace-character-count="9103"/>
  </office:meta>
</office:document-meta>
</file>